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officeooo:rsid="0321229e"/>
    </style:style>
    <style:style style:name="T24" style:family="text">
      <style:text-properties officeooo:rsid="0322ce2c"/>
    </style:style>
    <style:style style:name="T25" style:family="text">
      <style:text-properties officeooo:rsid="0327669f"/>
    </style:style>
    <style:style style:name="T26" style:family="text">
      <style:text-properties officeooo:rsid="0327a975"/>
    </style:style>
    <style:style style:name="T27" style:family="text">
      <style:text-properties officeooo:rsid="03295add"/>
    </style:style>
    <style:style style:name="T28" style:family="text">
      <style:text-properties officeooo:rsid="032a7a34"/>
    </style:style>
    <style:style style:name="T29" style:family="text">
      <style:text-properties officeooo:rsid="032befbd"/>
    </style:style>
    <style:style style:name="T30" style:family="text">
      <style:text-properties officeooo:rsid="032d1296"/>
    </style:style>
    <style:style style:name="T31" style:family="text">
      <style:text-properties officeooo:rsid="032dd5d0"/>
    </style:style>
    <style:style style:name="T32" style:family="text">
      <style:text-properties officeooo:rsid="032e2a5c"/>
    </style:style>
    <style:style style:name="T33" style:family="text">
      <style:text-properties officeooo:rsid="032e2e84"/>
    </style:style>
    <style:style style:name="T34" style:family="text">
      <style:text-properties officeooo:rsid="032f12ea"/>
    </style:style>
    <style:style style:name="T35" style:family="text">
      <style:text-properties officeooo:rsid="033002c0"/>
    </style:style>
    <style:style style:name="T36" style:family="text">
      <style:text-properties officeooo:rsid="0331e8af"/>
    </style:style>
    <style:style style:name="T37" style:family="text">
      <style:text-properties officeooo:rsid="0332e46a"/>
    </style:style>
    <style:style style:name="T38" style:family="text">
      <style:text-properties officeooo:rsid="033445b5"/>
    </style:style>
    <style:style style:name="T39" style:family="text">
      <style:text-properties officeooo:rsid="033560da"/>
    </style:style>
    <style:style style:name="T40" style:family="text">
      <style:text-properties officeooo:rsid="033589ce"/>
    </style:style>
    <style:style style:name="T41" style:family="text">
      <style:text-properties officeooo:rsid="0338f6ab"/>
    </style:style>
    <style:style style:name="T42" style:family="text">
      <style:text-properties officeooo:rsid="033a610d"/>
    </style:style>
    <style:style style:name="T43" style:family="text">
      <style:text-properties officeooo:rsid="033b70f2"/>
    </style:style>
    <style:style style:name="T44" style:family="text">
      <style:text-properties officeooo:rsid="033e87f9"/>
    </style:style>
    <style:style style:name="T45" style:family="text">
      <style:text-properties officeooo:rsid="03405ff0"/>
    </style:style>
    <style:style style:name="T46" style:family="text">
      <style:text-properties officeooo:rsid="0341bbeb"/>
    </style:style>
    <style:style style:name="T47" style:family="text">
      <style:text-properties officeooo:rsid="034319d9"/>
    </style:style>
    <style:style style:name="T48" style:family="text">
      <style:text-properties officeooo:rsid="0346a184"/>
    </style:style>
    <style:style style:name="T49" style:family="text">
      <style:text-properties fo:font-style="normal" style:font-style-asian="normal" style:font-style-complex="normal"/>
    </style:style>
    <style:style style:name="T50" style:family="text">
      <style:text-properties fo:font-style="normal" officeooo:rsid="03478123" style:font-style-asian="normal" style:font-style-complex="normal"/>
    </style:style>
    <style:style style:name="T51" style:family="text">
      <style:text-properties fo:font-style="normal" officeooo:rsid="0348f4de" style:font-style-asian="normal" style:font-style-complex="normal"/>
    </style:style>
    <style:style style:name="T52" style:family="text">
      <style:text-properties fo:font-style="normal" officeooo:rsid="03497f67" style:font-style-asian="normal" style:font-style-complex="normal"/>
    </style:style>
    <style:style style:name="T53" style:family="text">
      <style:text-properties officeooo:rsid="03478123"/>
    </style:style>
    <style:style style:name="T54" style:family="text">
      <style:text-properties officeooo:rsid="0348f4de"/>
    </style:style>
    <style:style style:name="T55" style:family="text">
      <style:text-properties officeooo:rsid="03497f67"/>
    </style:style>
    <style:style style:name="T56" style:family="text">
      <style:text-properties officeooo:rsid="034b56e8"/>
    </style:style>
    <style:style style:name="T57" style:family="text">
      <style:text-properties officeooo:rsid="034cd685"/>
    </style:style>
    <style:style style:name="T58" style:family="text">
      <style:text-properties officeooo:rsid="034d4bb0"/>
    </style:style>
    <style:style style:name="T59" style:family="text">
      <style:text-properties officeooo:rsid="034f6bdc"/>
    </style:style>
    <style:style style:name="T60" style:family="text">
      <style:text-properties style:text-position="super 58%"/>
    </style:style>
    <style:style style:name="T61" style:family="text">
      <style:text-properties style:text-position="super 58%" officeooo:rsid="03808574"/>
    </style:style>
    <style:style style:name="T62" style:family="text">
      <style:text-properties style:text-position="super 58%" officeooo:rsid="038261f8"/>
    </style:style>
    <style:style style:name="T63" style:family="text">
      <style:text-properties style:text-position="super 58%" officeooo:rsid="0383bf7b"/>
    </style:style>
    <style:style style:name="T64" style:family="text">
      <style:text-properties style:text-position="super 58%" officeooo:rsid="0385d30f"/>
    </style:style>
    <style:style style:name="T65" style:family="text">
      <style:text-properties style:text-position="super 58%" officeooo:rsid="0385f81c"/>
    </style:style>
    <style:style style:name="T66" style:family="text">
      <style:text-properties style:text-position="0% 100%"/>
    </style:style>
    <style:style style:name="T67" style:family="text">
      <style:text-properties style:text-position="0% 100%" style:text-underline-style="none"/>
    </style:style>
    <style:style style:name="T68" style:family="text">
      <style:text-properties style:text-position="0% 100%" officeooo:rsid="037961ff"/>
    </style:style>
    <style:style style:name="T69" style:family="text">
      <style:text-properties style:text-position="0% 100%" officeooo:rsid="03808574"/>
    </style:style>
    <style:style style:name="T70" style:family="text">
      <style:text-properties style:text-position="0% 100%" officeooo:rsid="038261f8"/>
    </style:style>
    <style:style style:name="T71" style:family="text">
      <style:text-properties style:text-position="0% 100%" officeooo:rsid="0383bf7b"/>
    </style:style>
    <style:style style:name="T72" style:family="text">
      <style:text-properties style:text-position="0% 100%" officeooo:rsid="0385d30f"/>
    </style:style>
    <style:style style:name="T73" style:family="text">
      <style:text-properties style:text-position="0% 100%" officeooo:rsid="0385f81c"/>
    </style:style>
    <style:style style:name="T74" style:family="text">
      <style:text-properties officeooo:rsid="0352612a"/>
    </style:style>
    <style:style style:name="T75" style:family="text">
      <style:text-properties officeooo:rsid="0352ef6a"/>
    </style:style>
    <style:style style:name="T76" style:family="text">
      <style:text-properties officeooo:rsid="035465f0"/>
    </style:style>
    <style:style style:name="T77" style:family="text">
      <style:text-properties officeooo:rsid="0356c528"/>
    </style:style>
    <style:style style:name="T78" style:family="text">
      <style:text-properties officeooo:rsid="0357d75b"/>
    </style:style>
    <style:style style:name="T79" style:family="text">
      <style:text-properties officeooo:rsid="035a7ace"/>
    </style:style>
    <style:style style:name="T80" style:family="text">
      <style:text-properties officeooo:rsid="035dd40d"/>
    </style:style>
    <style:style style:name="T81" style:family="text">
      <style:text-properties officeooo:rsid="036009f4"/>
    </style:style>
    <style:style style:name="T82" style:family="text">
      <style:text-properties officeooo:rsid="036328f5"/>
    </style:style>
    <style:style style:name="T83" style:family="text">
      <style:text-properties officeooo:rsid="0364c05e"/>
    </style:style>
    <style:style style:name="T84" style:family="text">
      <style:text-properties officeooo:rsid="03687d4c"/>
    </style:style>
    <style:style style:name="T85" style:family="text">
      <style:text-properties officeooo:rsid="0368ab92"/>
    </style:style>
    <style:style style:name="T86" style:family="text">
      <style:text-properties officeooo:rsid="036d1016"/>
    </style:style>
    <style:style style:name="T87" style:family="text">
      <style:text-properties officeooo:rsid="036f1120"/>
    </style:style>
    <style:style style:name="T88" style:family="text">
      <style:text-properties officeooo:rsid="036f1f6c"/>
    </style:style>
    <style:style style:name="T89" style:family="text">
      <style:text-properties officeooo:rsid="0370197a"/>
    </style:style>
    <style:style style:name="T90" style:family="text">
      <style:text-properties officeooo:rsid="0370699f"/>
    </style:style>
    <style:style style:name="T91" style:family="text">
      <style:text-properties officeooo:rsid="0370ecb4"/>
    </style:style>
    <style:style style:name="T92" style:family="text">
      <style:text-properties officeooo:rsid="0372e758"/>
    </style:style>
    <style:style style:name="T93" style:family="text">
      <style:text-properties officeooo:rsid="0373816d"/>
    </style:style>
    <style:style style:name="T94" style:family="text">
      <style:text-properties officeooo:rsid="0374b637"/>
    </style:style>
    <style:style style:name="T95" style:family="text">
      <style:text-properties officeooo:rsid="0375b407"/>
    </style:style>
    <style:style style:name="T96" style:family="text">
      <style:text-properties officeooo:rsid="037810de"/>
    </style:style>
    <style:style style:name="T97" style:family="text">
      <style:text-properties officeooo:rsid="037961ff"/>
    </style:style>
    <style:style style:name="T98" style:family="text">
      <style:text-properties officeooo:rsid="037a0fba"/>
    </style:style>
    <style:style style:name="T99" style:family="text">
      <style:text-properties officeooo:rsid="037b1208"/>
    </style:style>
    <style:style style:name="T100" style:family="text">
      <style:text-properties officeooo:rsid="037c7c8e"/>
    </style:style>
    <style:style style:name="T101" style:family="text">
      <style:text-properties officeooo:rsid="037e2347"/>
    </style:style>
    <style:style style:name="T102" style:family="text">
      <style:text-properties officeooo:rsid="03808574"/>
    </style:style>
    <style:style style:name="T103" style:family="text">
      <style:text-properties officeooo:rsid="038261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3">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7">ten</text:span>, ate vitamins, and, as Hannah formulated plans to work on her laptop/drink coffee, I decided I would drive home to get out of her way. We kissed passionately <text:span text:style-name="T27">as</text:span> she pushed me out the door. Kathryn hollered “Intruder!” at me and I corrected her, telling her I was an <text:span text:style-name="T19">ex</text:span>truder. I got in the car, drove home, took off my shoes and wrote at the Hog, 10:20.</text:p>
      <text:p text:style-name="P25">. . .<text:span text:style-name="T24">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4">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6">The trio plays through </text:span>Sofia, Odetta, <text:span text:style-name="T25">Back to the Sun, Wolf House </text:span><text:span text:style-name="T26">and</text:span><text:span text:style-name="T25"> </text:span><text:span text:style-name="T26">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9">found</text:span> Telestrations. After Hannah carefully read the rules, we played three very fun rounds.</text:p>
      <text:p text:style-name="P27"><text:s text:c="3"/>We took a lap around the AtHome building, looking for potable water, ended up practically where we <text:span text:style-name="T29">had</text:span> started, grabbed a couple cases of Sofia, put them in the car, unloaded our wet laundry, drove to my house. Hannah used the restroom while I gathered my things. I started <text:span text:style-name="T29">drying my</text:span> laundry, chatted with Tony &amp; Maria about being quiet, Linux, art, processes, <text:span text:style-name="T29">walking, </text:span>weak bonds.</text:p>
      <text:p text:style-name="P27"><text:s text:c="3"/>I walked to Odd’s, ordered a latte, sat in the shade on the back deck, walked home, put on the latest batch of Ever-Expanding trio jams, wrote until 2:23. . .<text:span text:style-name="T28">I </text:span><text:span text:style-name="T29">listened</text:span><text:span text:style-name="T28"> again, folded and put away my laundry, took my drums to the car, ate my tacos and wrote, 3:27.</text:span></text:p>
      <text:p text:style-name="P27"/>
      <text:p text:style-name="P28">. . .</text:p>
      <text:p text:style-name="P28"/>
      <text:p text:style-name="P29">I packed my bag with boots, <text:span text:style-name="T29">dress</text:span> shirt, <text:span text:style-name="T29">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9">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1">floor</text:span>.</text:p>
      <text:p text:style-name="P29"><text:s text:c="3"/>I loaded drums into Hannah’s house and set them up while she focused on laundry, eating sour worms all the while. I said goodbye, drove to WCK, then home. I ate, sat at the Hog and wrote, 2:38. . .<text:span text:style-name="T30">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1">ed</text:span> why I hadn’t even recognized him on the way to Devin’s house.</text:p>
      <text:p text:style-name="P31"><text:soft-page-break/><text:s text:c="3"/>We drove Melissa home and then talked about how weird <text:span text:style-name="T36">rehearsal</text:span> <text:span text:style-name="T36">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6">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2">I stood around Org in an LBRS group for ages, eventually went and ran a very long and funny run with my old pal Calal. I ported to Moonglade and got on the FP to Org, 2:02. . .</text:span><text:span text:style-name="T33">I laid in bed, realized I might finally have motivation to do some creative writing, did a section about getting my laptop stolen, moving to Hill Hall and meeting Matt Martin, went to UJ, ordered a burger.</text:span></text:p>
      <text:p text:style-name="P32"><text:s text:c="3"/><text:span text:style-name="T33">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4">I wrote about seeing The Porches, laid in bed, got a visit from Hannah, cuddled, let her read what I had written and got the most amazing encouragement. I kissed her goodnight and sat at the computer, 11:31. . .</text:span><text:span text:style-name="T35">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7">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9">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8">I looked at my phone for a while, got up, wrote at the computer and received a text from Hannah. The first part was a picture of her Artist’s Way Every Day book that said:</text:span></text:p>
      <text:p text:style-name="P38"><text:s text:c="3"/>“<text:span text:style-name="T38">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8">She followed up saying, “Good morning. Hope you got good rest and are having a good day so far [heart emoji] Glad I got to snuggle you last night!”</text:span></text:p>
      <text:p text:style-name="P38"><text:s text:c="3"/><text:span text:style-name="T38">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0">I went downstairs, made a cup of coffee, came back up ate some grapes in bed, looked at my phone, printed a page from my journal, 11:08.</text:span></text:p>
      <text:p text:style-name="P38"><text:soft-page-break/>. . .<text:span text:style-name="T41">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41">We sat on the porch and talked to Tommy about Trump, then a bit about our lives after he left. I wrote </text:span><text:span text:style-name="T43">some</text:span><text:span text:style-name="T41">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2">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7">t</text:span> the friend<text:span text:style-name="T47">s</text:span> text a Facebook link to an Instagram reel, the outside bones <text:span text:style-name="T47">video</text:span>. I don’t know if she knows we already quote that <text:span text:style-name="T47">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7">d</text:span>rank my coffee and wrote, going to the mailbox when the mailman came by in hopes of receiving my Musicares check, 10:26. . .<text:span text:style-name="T44">I laid in bed looking at my phone until 12:21.</text:span></text:p>
      <text:p text:style-name="P43">. . .<text:span text:style-name="T45">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7">Hannah</text:span><text:span text:style-name="T45"> some emergency coffee and hop waters, drove to her house.</text:span></text:p>
      <text:p text:style-name="P43"><text:s text:c="3"/><text:span text:style-name="T45">I said hello to the cats, laid on the couch, wrote about my COVID Carrier routine to moving out of Cait’s, packed up my drums, drove to Meyers, wrote at the Hog, 3:59. . .</text:span><text:span text:style-name="T46">I walked up to Odd’s, ordered a latte, sat on the porch, detailed from </text:span><text:soft-page-break/><text:span text:style-name="T46">moving into Eric’s to telling Hannah it seemed like we like each other. I walked by the Brew Pump, said hey to Trey, talked about how neither of us miss the Foundry Hotel and its games, said </text:span><text:span text:style-name="T54">wassup</text:span><text:span text:style-name="T46">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4">Feescake Chacktory</text:span> was way too busy, so we went to the food court, ate some salty Asian <text:span text:style-name="T54">cuisine</text:span>, got chair massages, drove to Walgreens looking for epso<text:span text:style-name="T54">m</text:span> salts and a tub stopper. We got vitamins, drove to Publix, bought a bath mat, chocolate, Nerds gummy clusters, went to the hotel.</text:p>
      <text:p text:style-name="P44"><text:s text:c="3"/>They had tub stoppers in the lobby. <text:span text:style-name="T54">Hannah</text:span> took a bath first while I scrolled on Insty, and then <text:span text:style-name="T48">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75">again</text:span>, laid in bed some more, <text:span text:style-name="T55">d</text:span>9:46<text:note text:id="ftn0" text:note-class="footnote"><text:note-citation>2</text:note-citation><text:note-body><text:p text:style-name="P49">Ross is <text:span text:style-name="T53">trying</text:span> a system where, instead of explaining <text:span text:style-name="T19">where</text:span><text:span text:style-name="T49"> he has written in his journal, </text:span><text:span text:style-name="T50">he indicates with </text:span><text:span text:style-name="T49">a letter preceding the time: </text:span><text:span text:style-name="T52">d</text:span><text:span text:style-name="T51"> for the </text:span><text:span text:style-name="T52">desktop</text:span><text:span text:style-name="T51">,</text:span><text:span text:style-name="T49"> p for phone, </text:span><text:span text:style-name="T52">l</text:span><text:span text:style-name="T49"> for </text:span><text:span text:style-name="T52">laptop</text:span><text:span text:style-name="T49">, j for journal, </text:span><text:span text:style-name="T52">p for scrap paper</text:span><text:span text:style-name="T49">.</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75">and we both had</text:span> Coke<text:span text:style-name="T75">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6">I finished my coffee, took multiple naps, opened a hop water, logged into WoW for a while, joined a group for DM West that never got off the ground, logged off, d8:00.</text:span></text:p>
      <text:p text:style-name="P55"><text:s text:c="3"/><text:span text:style-name="T57">I wrote in LHS detailing from the first time Hannah rejected me up until today, briefly mentioning joining the Ever-Expanding, then typed all that up, </text:span><text:span text:style-name="T58">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75">o</text:span>me plums, two hop waters, a banana, drove down. She had told Melissa she was no longer on the Eulogy gig and Meliss was very upset <text:span text:style-name="T75">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9">I hopped in the car and was surprised that the low tire light had not gone off, drove straight to the shed. I was four minutes </text:span><text:soft-page-break/><text:span text:style-name="T59">early, but </text:span><text:span text:style-name="T75">Steve</text:span><text:span text:style-name="T5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74">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76">space</text:span> for me. Hannah said, “<text:span text:style-name="T7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7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78">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78">p</text:span>acked my bag full of snacks and wrote, d1043.</text:p>
      <text:p text:style-name="P60"/>
      <text:p text:style-name="P61">. . .</text:p>
      <text:p text:style-name="P60"/>
      <text:p text:style-name="P62">I drove to the shed and was the first one there, went inside, talked with Scott about h<text:span text:style-name="T7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77">Scott just sent some photos and a list of tunes, d845:</text:span></text:p>
      <text:p text:style-name="P62"/>
      <text:p text:style-name="P82">Constellation</text:p>
      <text:p text:style-name="P82">Say Man</text:p>
      <text:p text:style-name="P82">Mtn Lion</text:p>
      <text:p text:style-name="P82">Dark Horse</text:p>
      <text:p text:style-name="P82">Sophia</text:p>
      <text:p text:style-name="P82">Almost the One</text:p>
      <text:p text:style-name="P82">S.O.S</text:p>
      <text:p text:style-name="P82">Power</text:p>
      <text:p text:style-name="P82">Perpetual</text:p>
      <text:p text:style-name="P82">Bobby Love</text:p>
      <text:p text:style-name="P82">Heart N’ Split</text:p>
      <text:p text:style-name="P82">The Corner</text:p>
      <text:p text:style-name="P82">Back to the Sun</text:p>
      <text:p text:style-name="P82">The Get Down</text:p>
      <text:p text:style-name="P82">We Way</text:p>
      <text:p text:style-name="P82">Only Ever</text:p>
      <text:p text:style-name="P82">One Good Reason</text:p>
      <text:p text:style-name="P82">Bridge</text:p>
      <text:p text:style-name="P82">Mtn Dew</text:p>
      <text:p text:style-name="P82">Time on Time</text:p>
      <text:p text:style-name="P82">Haunted</text:p>
      <text:p text:style-name="P82">Just a Little Longer</text:p>
      <text:p text:style-name="P82">Odetta</text:p>
      <text:p text:style-name="P82"/>
      <text:p text:style-name="P63">Hannah called around 10:30, stopped by for a cuddle, d1209. . .<text:span text:style-name="T79">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80">I tidied my room, laid in bed for a while, eventually decided to leave the house, drove to Vermont, parked, walked in the back door of Odd’s, ordered an Americano.</text:span></text:p>
      <text:p text:style-name="P64"><text:s text:c="3"/><text:span text:style-name="T8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8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87">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87">f</text:span>f my grapes, wrote, <text:span text:style-name="T67">d1229</text:span>. . .<text:span text:style-name="T81">I walked to Aldi while listening to the album, bought </text:span><text:span text:style-name="T87">more </text:span><text:span text:style-name="T81">grapes, bananas, plums, CheezIts, walked to UJ, ate a chicken sandwich w/ tots/Coke, talked with Wes, walked home, put away my groceries, continued listening, d223, </text:span><text:span text:style-name="T82">cleaned my tub, shaved into mustache mode, d250.</text:span></text:p>
      <text:p text:style-name="P66">. . .<text:span text:style-name="T83">I took a bath!, the first in my own tub in two months, listened to two songs Hannah had sent to cover, </text:span><text:span text:style-name="T20">Hard Times</text:span><text:span text:style-name="T83"> and </text:span><text:span text:style-name="T20">When It Don’t Come Easy</text:span><text:span text:style-name="T83">,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87">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85">looked at my phone, </text:span>got undressed, took a bath, <text:span text:style-name="T84">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86">I walked slowly to Odd’s, but they were too busy, so I went </text:span><text:soft-page-break/><text:span text:style-name="T86">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8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87">I checked on the Anniversary servers, but they wouldn’t be up til </text:span><text:soft-page-break/><text:span text:style-name="T87">5PM, so I ate grapes, plums, bananas, CheezIts, scrolled on my phone, </text:span><text:span text:style-name="T88">listened to </text:span><text:span text:style-name="T21">Hard </text:span><text:span text:style-name="T22">T</text:span><text:span text:style-name="T21">imes</text:span><text:span text:style-name="T88"> and made a post to my Story </text:span><text:span text:style-name="T103">(a screenshot about how good our memos sounded</text:span><text:span text:style-name="T88">,</text:span><text:span text:style-name="T103">)</text:span><text:span text:style-name="T88">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 nine, played Wordle and ended my 288-day streak on PEARL, but didn’t really care. I made coffee, drank it, got dressed, put my coffee in a <text:span text:style-name="T103">paper </text:span>cup and drove home; I was blocking Hannah and she had a 10:00 massage. I started gathering laundry, stripping my bed, putting my shoes away, d1020.</text:p>
      <text:p text:style-name="P74">. . .<text:span text:style-name="T89">I made a shaman on the Anniversary server, started laundry, made my bed, went out to the car for my bag, ate from it some grapes, a plum, the CheezIts, put the drinks away. Tony moved the espresso machine upstairs and so I made a coffee. . .</text:span><text:span text:style-name="T90">I made a priest, did the first couple quests, d121. . .</text:span><text:span text:style-name="T91">I retrieved my clothes, made another coffee, did a Shamaka quest.</text:span></text:p>
      <text:p text:style-name="P74">. . .<text:span text:style-name="T92">I played some priest, played some shaman, started a rogue, d543. . .</text:span><text:span text:style-name="T93">I ordered some pizza, played some priest, played some shaman, d737. . .</text:span><text:span text:style-name="T94">I took a bath, ran to Brill on the priest, logged, looked at Instagram, got the Coke out of the fridge, had another slice, d905. . .</text:span><text:span text:style-name="T95">I did a quest on the </text:span><text:soft-page-break/><text:span text:style-name="T95">shaman, laid in bed a long time, talked to Hannah on the phone, d1149.</text:span></text:p>
      <text:p text:style-name="P74"/>
      <text:p text:style-name="P75">XI.XXIII</text:p>
      <text:p text:style-name="P75"/>
      <text:p text:style-name="P75">I woke, played Wordle, (JELLY in five,) made a cup of coffee, looked at my phone, thought about how cool it is to not drink anymore, made another cup of coffee, d1010, <text:span text:style-name="T96">did a couple shaman quests, d1045, </text:span><text:span text:style-name="T97">laid in bed, texted with Hannah, brushed my teeth, made a third coffee, </text:span><text:span text:style-name="T68">d1154</text:span><text:span text:style-name="T97">.</text:span></text:p>
      <text:p text:style-name="P75">. . .<text:span text:style-name="T9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99">I logged into Era, talked to Milrond, made Mooncloth, d458.</text:span></text:p>
      <text:p text:style-name="P75"/>
      <text:p text:style-name="P76">. . .</text:p>
      <text:p text:style-name="P75"/>
      <text:p text:style-name="P77">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03">R</text:span>oom to witness karaoke, went back across the street to Moxy, had two mocktails, drove to Hannah’s house, got undressed, talked about our gigs, got in bed.</text:p>
      <text:p text:style-name="P77"><text:s text:c="3"/>I eventually moved to the guest room.</text:p>
      <text:p text:style-name="P77"/>
      <text:p text:style-name="P77">XI.XXIV</text:p>
      <text:p text:style-name="P77"/>
      <text:p text:style-name="P78">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8"><text:soft-page-break/><text:span text:style-name="T100"><text:s text:c="3"/>I had a strange urge to take my boots off on the porch; Nina was out there with a letter. Apparently Tony had invited her over for dinner and she wanted me to tell him she respectfully declined. </text:span></text:p>
      <text:p text:style-name="P78">. . .<text:span text:style-name="T101">I ate lots of CheezIts, grapes, played my Shaman up to level 10, d503.</text:span></text:p>
      <text:p text:style-name="P78"/>
      <text:p text:style-name="P79">. . .</text:p>
      <text:p text:style-name="P78"/>
      <text:p text:style-name="P81">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1"><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1"><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1"><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8"/>
      <text:p text:style-name="P80"/>
      <text:p text:style-name="P80"/>
      <text:p text:style-name="P80"/>
      <text:p text:style-name="P80"/>
      <text:p text:style-name="P80"/>
      <text:p text:style-name="P80"/>
      <text:p text:style-name="P80"><text:soft-page-break/>XI.XXV</text:p>
      <text:p text:style-name="P80"/>
      <text:p text:style-name="P80">I woke around 930, played Wordle (BROWN in four,) heat up some water for my coffee cup, made a coffee, looked at my phone, made a plan to get lunch with Hannah, started heating up some more water, <text:span text:style-name="T102">wrote</text:span><text:span text:style-name="T61">d1103</text:span><text:span text:style-name="T69">, </text:span><text:span text:style-name="T70">made edits</text:span><text:span text:style-name="T62">d1115</text:span><text:span text:style-name="T70">. . .</text:span><text:span text:style-name="T71">I walked to the Family Dollar, got a small cup of coffee from Deep Time, sat on the wall of the church and waited for Hannah.</text:span></text:p>
      <text:p text:style-name="P80"><text:span text:style-name="T7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3">d228</text:span><text:span text:style-name="T71">.</text:span></text:p>
      <text:p text:style-name="P80"><text:span text:style-name="T71">. . .</text:span><text:span text:style-name="T72">I quested around Mulgore on the Shaman, walked to Odd’s, ordered a latte, pasted several pages, walked home</text:span><text:span text:style-name="T64">d436</text:span><text:span text:style-name="T72">, </text:span><text:span text:style-name="T73">finished all my Mulgore quests, ran to Crossroads. The first chat I saw upon entering The Barrens was about how Chuck Norris clogs the toilet when he pees. I set my hearth, logged, took a bath</text:span><text:span text:style-name="T65">d617</text:span></text:p>
      <text:p text:style-name="P80"><text:span text:style-name="T65"/></text:p>
      <text:p text:style-name="P83">. . .</text:p>
      <text:p text:style-name="P84"/>
      <text:p text:style-name="P85">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85"><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85"/>
      <text:p text:style-name="P85"/>
      <text:p text:style-name="P85"><text:soft-page-break/>XI.XVI</text:p>
      <text:p text:style-name="P85"/>
      <text:p text:style-name="P85">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0">d136</text:span><text:span text:style-name="T6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6T13:36:32.677806025</dc:date>
    <meta:editing-duration>P82DT11H17M6S</meta:editing-duration>
    <meta:editing-cycles>769</meta:editing-cycles>
    <meta:generator>LibreOffice/24.2.5.2$MacOSX_X86_64 LibreOffice_project/bffef4ea93e59bebbeaf7f431bb02b1a39ee8a59</meta:generator>
    <meta:print-date>2024-11-25T11:15:44.366181079</meta:print-date>
    <meta:document-statistic meta:table-count="0" meta:image-count="0" meta:object-count="0" meta:page-count="62" meta:paragraph-count="271" meta:word-count="11659" meta:character-count="61605" meta:non-whitespace-character-count="49986"/>
  </office:meta>
</office:document-meta>
</file>